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la base de datos según el esquema relacional siguinete.</text:p>
      <text:p text:style-name="P1"/>
      <text:p text:style-name="P2"><text:bookmark text:name="yui_3_9_1_2_1461257280505_216"/>Create DATABASE ejemplofacturacion;</text:p>
      <text:p text:style-name="P2">Use ejemplofacturacion;</text:p>
      <text:p text:style-name="P2">CREATE TABLE cliente (</text:p>
      <text:p text:style-name="P2">    id_cliente int NOT NULL AUTO_INCREMENT,</text:p>
      <text:p text:style-name="P2">    nombre varchar(25),</text:p>
      <text:p text:style-name="P2">    apellido varchar(50),</text:p>
      <text:p text:style-name="P2">    direccion varchar(200),</text:p>
      <text:p text:style-name="P2">    fechanacimiento date,</text:p>
      <text:p text:style-name="P2">    telefono varchar(9),</text:p>
      <text:p text:style-name="P2">    email varchar(50),</text:p>
      <text:p text:style-name="P2">    categoria char(1) default 'a',</text:p>
      <text:p text:style-name="P2">    PRIMARY KEY (id_cliente)</text:p>
      <text:p text:style-name="P2">)  engine=InnoDB;</text:p>
      <text:p text:style-name="P2">CREATE TABLE factura (</text:p>
      <text:p text:style-name="P2">    num_factura int NOT NULL PRIMARY KEY,</text:p>
      <text:p text:style-name="P2">    id_cliente int,</text:p>
      <text:p text:style-name="P2">    fecha date,</text:p>
      <text:p text:style-name="P2">    FOREIGN KEY (id_cliente)</text:p>
      <text:p text:style-name="P2">        REFERENCES cliente (id_cliente)</text:p>
      <text:p text:style-name="P2">)  engine=InnoDB;</text:p>
      <text:p text:style-name="P2">CREATE TABLE producto(</text:p>
      <text:p text:style-name="P2">    id_producto int not null AUTO_INCREMENT,</text:p>
      <text:p text:style-name="P2">    nombre varchar(20),</text:p>
      <text:p text:style-name="P2">    precio DECIMAL (4,2),</text:p>
      <text:p text:style-name="P2">    stock int,</text:p>
      <text:p text:style-name="P2">    check (precio&gt;=0.0),</text:p>
      <text:p text:style-name="P2">    PRIMARY KEY (id_producto)</text:p>
      <text:p text:style-name="P2">)engine=innoDB;</text:p>
      <text:p text:style-name="P2">CREATE table prod_fact(</text:p>
      <text:p text:style-name="P2">    fact int not null,</text:p>
      <text:p text:style-name="P2">    prod int not null,</text:p>
      <text:p text:style-name="P2">    cantidad int,</text:p>
      <text:p text:style-name="P2">    Foreign KEY (fact) REFERENCES</text:p>
      <text:p text:style-name="P2">        factura(num_factura),</text:p>
      <text:p text:style-name="P2">    constraint prod_fk Foreign KEY    </text:p>
      <text:p text:style-name="P2">        (prod) REFERENCES </text:p>
      <text:p text:style-name="P2">            producto(id_producto)</text:p>
      <text:p text:style-name="P3">)engine=InnoDB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8:49:56.658952173</meta:creation-date>
    <dc:date>2016-04-21T18:51:27.394762769</dc:date>
    <meta:editing-duration>P0D</meta:editing-duration>
    <meta:editing-cycles>1</meta:editing-cycles>
    <meta:document-statistic meta:table-count="0" meta:image-count="0" meta:object-count="0" meta:page-count="1" meta:paragraph-count="39" meta:word-count="114" meta:character-count="1044" meta:non-whitespace-character-count="830"/>
    <meta:generator>LibreOffice/4.2.8.2$Linux_X86_64 LibreOffice_project/420m0$Build-2</meta:generator>
  </office:meta>
</office:document-meta>
</file>